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9000002481C4B7F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f3f7b" officeooo:paragraph-rsid="000f3f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233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7cm" svg:height="10.079cm" draw:z-index="0"><draw:image xlink:href="Pictures/10000001000003D9000002481C4B7FFF.png" xlink:type="simple" xlink:show="embed" xlink:actuate="onLoad" draw:mime-type="image/png"/></draw:frame><text:soft-page-break/>Resultado de la gráfic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6:49:34.914000000</meta:creation-date>
    <dc:date>2024-10-16T16:50:06.325000000</dc:date>
    <meta:editing-duration>PT31S</meta:editing-duration>
    <meta:editing-cycles>1</meta:editing-cycles>
    <meta:document-statistic meta:table-count="0" meta:image-count="1" meta:object-count="0" meta:page-count="2" meta:paragraph-count="4" meta:word-count="8" meta:character-count="49" meta:non-whitespace-character-count="45"/>
    <meta:generator>LibreOffice/24.8.1.2$Windows_X86_64 LibreOffice_project/87fa9aec1a63e70835390b81c40bb8993f1d4ff6</meta:generator>
  </office:meta>
</office:document-meta>
</file>